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2a40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>
        <style:tab-stops>
          <style:tab-stop style:position="4.552in"/>
        </style:tab-stops>
      </style:paragraph-properties>
    </style:style>
    <style:style style:name="P9" style:family="paragraph" style:parent-style-name="Standard">
      <style:paragraph-properties style:snap-to-layout-grid="false"/>
      <style:text-properties officeooo:rsid="000e0dfc" officeooo:paragraph-rsid="0012a40e"/>
    </style:style>
    <style:style style:name="P10" style:family="paragraph" style:parent-style-name="Standard">
      <style:paragraph-properties style:snap-to-layout-grid="false"/>
      <style:text-properties officeooo:rsid="000e5e0b" officeooo:paragraph-rsid="0012a40e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12a40e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12a40e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12a40e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12a40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12a40e" style:font-weight-asian="normal" style:font-weight-complex="normal"/>
    </style:style>
    <style:style style:name="T5" style:family="text">
      <style:text-properties fo:font-weight="normal" officeooo:rsid="00146a18" style:font-weight-asian="normal" style:font-weight-complex="normal"/>
    </style:style>
    <style:style style:name="T6" style:family="text">
      <style:text-properties officeooo:rsid="0012a40e"/>
    </style:style>
    <style:style style:name="T7" style:family="text">
      <style:text-properties style:use-window-font-color="true" style:font-name="Times New Roman" officeooo:rsid="00088ef7"/>
    </style:style>
    <style:style style:name="T8" style:family="text">
      <style:text-properties style:use-window-font-color="true" style:font-name="Times New Roman" officeooo:rsid="000e5e0b" style:font-name-asian="Times New Roman" style:font-name-complex="Times New Roman"/>
    </style:style>
    <style:style style:name="T9" style:family="text">
      <style:text-properties style:use-window-font-color="true" style:font-name="Times New Roman" officeooo:rsid="0012a40e" style:font-name-asian="Times New Roman" style:font-name-complex="Times New Roman"/>
    </style:style>
    <style:style style:name="T10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11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2pt" fo:font-weight="normal" officeooo:rsid="000e5e0b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style:use-window-font-color="true" style:font-name="Times New Roman" fo:font-size="12pt" fo:font-weight="normal" officeooo:rsid="00146a18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154bca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style:font-name="Times New Roman" officeooo:rsid="00146a18"/>
    </style:style>
    <style:style style:name="T16" style:family="text">
      <style:text-properties officeooo:rsid="000e5e0b"/>
    </style:style>
    <style:style style:name="T17" style:family="text">
      <style:text-properties officeooo:rsid="000e0dfc"/>
    </style:style>
    <style:style style:name="T18" style:family="text">
      <style:text-properties officeooo:rsid="00154b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4">Eliminar </text:span><text:span text:style-name="T5">U</text:span><text:span text:style-name="T4">suario.</text:span></text:p>
          </table:table-cell>
          <table:table-cell table:style-name="Tabla1.B1" office:value-type="string">
            <text:p text:style-name="P8"><text:span text:style-name="T1">Nro. de Caso de Uso:</text:span> <text:span text:style-name="T18">CU.A.04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 <text:span text:style-name="UC_5f_NormalAzul_20_Car"><text:span text:style-name="T7">Administrador de </text:span></text:span><text:span text:style-name="UC_5f_NormalAzul_20_Car"><text:span text:style-name="T15">S</text:span></text:span><text:span text:style-name="UC_5f_NormalAzul_20_Car"><text:span text:style-name="T7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8">Eliminar un </text:span></text:span><text:span text:style-name="UC_5f_NormalAzul_20_Car"><text:span text:style-name="T9">usuario</text:span></text:span><text:span text:style-name="UC_5f_NormalAzul_20_Car"><text:span text:style-name="T8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10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</text:span> <text:span text:style-name="T16">El usuario es eliminado del sistema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<text:span text:style-name="T16">S</text:span>elecciona <text:span text:style-name="T18">opción</text:span> <text:span text:style-name="T16">Eliminar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1" office:value-type="string">
            <text:p text:style-name="P10">2.Pide <text:span text:style-name="T18">confirmación.</text:span></text:p>
          </table:table-cell>
        </table:table-row>
        <table:table-row table:style-name="Tabla2.4">
          <table:table-cell table:style-name="Tabla2.A5" office:value-type="string">
            <text:p text:style-name="P14">3.C<text:span text:style-name="T17">onfirma la operación.</text:span>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10">4.Persiste los dat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766085795507883302" text:style-name="WW8Num8">
              <text:list-item>
                <text:p text:style-name="P16">Cancelar.</text:p>
                <text:p text:style-name="P17"><text:span text:style-name="T11">En el paso </text:span><text:span text:style-name="T12">3</text:span><text:span text:style-name="T11">, se selecciona la </text:span><text:span text:style-name="T14">opción</text:span><text:span text:style-name="T11"> Cancelar, se vuelve a </text:span><text:span text:style-name="T13">A</text:span><text:span text:style-name="T11">dministrar </text:span><text:span text:style-name="T13">Usuario</text:span><text:span text:style-name="T11">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6">4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6">Administrar Usuari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8">RF60 al RF64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7</meta:editing-cycles>
    <meta:editing-duration>PT1H7M32S</meta:editing-duration>
    <dc:date>2014-03-16T19:49:15.34868283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29" meta:character-count="878" meta:non-whitespace-character-count="769"/>
  </office:meta>
</office:document-meta>
</file>